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ecb" officeooo:paragraph-rsid="000d8ecb"/>
    </style:style>
    <style:style style:name="P2" style:family="paragraph" style:parent-style-name="Standard">
      <style:text-properties officeooo:rsid="000d8ecb" officeooo:paragraph-rsid="000d8ecb"/>
    </style:style>
    <style:style style:name="P3" style:family="paragraph" style:parent-style-name="Standard">
      <style:text-properties officeooo:rsid="000e993e" officeooo:paragraph-rsid="000e99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3.20</text:p>
      <text:p text:style-name="P1">Старт проекта. </text:p>
      <text:p text:style-name="P1"/>
      <text:p text:style-name="P1"><text:tab/>Первый этап <text:s/>- создание ядра для работы с данными. </text:p>
      <text:p text:style-name="P1">Роль клиентского приложения пока будут выполнять текстовые файлы. Они либо уже находятся либо будут находится в папке для запросов рядом с билдами. Так можно будет использовать относительные ссылки и соответственно комфортно отлаживать механизм. </text:p>
      <text:p text:style-name="P1"><text:tab/>Сейчас чрезвычайно важно правильно продумать структуру информационных потоков. И накидать схему будущих действий. </text:p>
      <text:p text:style-name="P1"><text:tab/>Как только буду иметь нарисованную схему начну кодить. Так что в путь нас ждёт интересная работа. <text:s/></text:p>
      <text:p text:style-name="P1"/>
      <text:p text:style-name="P3">19.03.20</text:p>
      <text:p text:style-name="P3"><text:tab/>Написал пару строчек. Думаю над структурой и разбивкой. Пока все смутно но интересно. Ситуация когда просто текста в разы больше чем кода это конечно грустно но всё ещё <text:s/>впереди. <text:s text:c="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19T23:34:09.413341360</dc:date>
    <meta:editing-duration>PT6M6S</meta:editing-duration>
    <meta:editing-cycles>2</meta:editing-cycles>
    <meta:document-statistic meta:table-count="0" meta:image-count="0" meta:object-count="0" meta:page-count="1" meta:paragraph-count="8" meta:word-count="104" meta:character-count="726" meta:non-whitespace-character-count="615"/>
  </office:meta>
</office:document-meta>
</file>